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200%"/>
      <style:text-properties officeooo:rsid="001a019e" officeooo:paragraph-rsid="00195428"/>
    </style:style>
    <style:style style:name="P2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weight="bold" officeooo:rsid="001a019e" officeooo:paragraph-rsid="00195428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weight="bold" officeooo:rsid="001e04da" officeooo:paragraph-rsid="00195428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 style:list-style-name="L1">
      <style:paragraph-properties fo:margin-top="0in" fo:margin-bottom="0in" loext:contextual-spacing="false" fo:line-height="200%"/>
      <style:text-properties style:font-name="Times New Roman" fo:font-size="12pt" officeooo:rsid="001ac2a5" officeooo:paragraph-rsid="00195428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L1">
      <style:paragraph-properties fo:margin-top="0in" fo:margin-bottom="0in" loext:contextual-spacing="false" fo:line-height="200%"/>
      <style:text-properties style:font-name="Times New Roman" fo:font-size="12pt" officeooo:rsid="001c5c33" officeooo:paragraph-rsid="00195428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L2">
      <style:paragraph-properties fo:margin-top="0in" fo:margin-bottom="0in" loext:contextual-spacing="false" fo:line-height="200%"/>
      <style:text-properties style:font-name="Times New Roman" fo:font-size="12pt" officeooo:rsid="001e04da" officeooo:paragraph-rsid="00195428" style:font-name-asian="Times New Roman1" style:font-size-asian="12pt" style:font-name-complex="Times New Roman1" style:font-size-complex="12pt"/>
    </style:style>
    <style:style style:name="P7" style:family="paragraph" style:parent-style-name="Standard" style:list-style-name="L1">
      <style:paragraph-properties fo:margin-top="0in" fo:margin-bottom="0in" loext:contextual-spacing="false" fo:line-height="200%"/>
      <style:text-properties style:font-name="Times New Roman" fo:font-size="12pt" officeooo:rsid="001a6f97" officeooo:paragraph-rsid="001a6f97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officeooo:rsid="001a6f97" officeooo:paragraph-rsid="001a6f97" style:font-name-asian="Times New Roman1" style:font-size-asian="12pt" style:font-name-complex="Times New Roman1" style:font-size-complex="12pt"/>
    </style:style>
    <style:style style:name="P9" style:family="paragraph" style:parent-style-name="Standard" style:list-style-name="L1">
      <style:paragraph-properties fo:margin-top="0in" fo:margin-bottom="0in" loext:contextual-spacing="false" fo:line-height="200%"/>
      <style:text-properties officeooo:rsid="001e04da" officeooo:paragraph-rsid="00195428"/>
    </style:style>
    <style:style style:name="P10" style:family="paragraph" style:parent-style-name="Standard" style:list-style-name="L2">
      <style:paragraph-properties fo:margin-top="0in" fo:margin-bottom="0in" loext:contextual-spacing="false" fo:line-height="200%"/>
      <style:text-properties officeooo:rsid="001e04da" officeooo:paragraph-rsid="00195428"/>
    </style:style>
    <style:style style:name="P11" style:family="paragraph" style:parent-style-name="Standard" style:list-style-name="L1">
      <style:paragraph-properties fo:margin-top="0in" fo:margin-bottom="0in" loext:contextual-spacing="false" fo:line-height="200%"/>
      <style:text-properties officeooo:rsid="001ac2a5" officeooo:paragraph-rsid="00195428"/>
    </style:style>
    <style:style style:name="P12" style:family="paragraph" style:parent-style-name="Standard" style:list-style-name="L1">
      <style:paragraph-properties fo:margin-top="0in" fo:margin-bottom="0in" loext:contextual-spacing="false" fo:line-height="200%"/>
      <style:text-properties officeooo:rsid="001a6f97" officeooo:paragraph-rsid="001a6f97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c2a5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e04da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c5c33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e4a86" style:font-name-asian="Times New Roman1" style:font-size-asian="12pt" style:font-name-complex="Times New Roman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ended use case</text:p>
      <text:p text:style-name="P1"><text:span text:style-name="T2">On-board</text:span><text:span text:style-name="T1"> pi, reading </text:span><text:span text:style-name="T2">parameter</text:span><text:span text:style-name="T1"> K , and updates it</text:span></text:p>
      <text:list xml:id="list3308934397759078679" text:style-name="L1">
        <text:list-item>
          <text:p text:style-name="P9"><text:span text:style-name="T2">W</text:span><text:span text:style-name="T1">hat Akila wants: </text:span></text:p>
          <text:list>
            <text:list-item>
              <text:p text:style-name="P4">K-computing node separate from controller node</text:p>
              <text:list>
                <text:list-item>
                  <text:p text:style-name="P4">Clarity, cleaner separate</text:p>
                </text:list-item>
                <text:list-item>
                  <text:p text:style-name="P11"><text:span text:style-name="T3">Wid</text:span><text:span text:style-name="T1">en </text:span><text:span text:style-name="T3">the</text:span><text:span text:style-name="T1"> solution sp</text:span><text:span text:style-name="T4">a</text:span><text:span text:style-name="T1">ce to write K-controller </text:span><text:span text:style-name="T4">(python, matlab, simulink)</text:span></text:p>
                </text:list-item>
                <text:list-item>
                  <text:p text:style-name="P12"><text:span text:style-name="T4">K</text:span><text:span text:style-name="T1">eep all in same environment keep in simulink (k-computing node).</text:span></text:p>
                </text:list-item>
                <text:list-item>
                  <text:p text:style-name="P12"><text:span text:style-name="T1">Keep k-computing as matlab script. Comment and generate k-controller node to finish task.</text:span></text:p>
                </text:list-item>
              </text:list>
            </text:list-item>
            <text:list-item>
              <text:p text:style-name="P5">Reduce computations (hard code) K-computing controller</text:p>
              <text:list>
                <text:list-item>
                  <text:p text:style-name="P7">Ditch this</text:p>
                </text:list-item>
              </text:list>
            </text:list-item>
          </text:list>
        </text:list-item>
      </text:list>
      <text:p text:style-name="P8"/>
      <text:p text:style-name="P8">To summarize, the controller is what will always be continuously running, for control of the robot. K-computing and tuning is really only a temporary thing until we get our optimal K. This is justification for the changes described ab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23:08:08.102363761</meta:creation-date>
    <dc:date>2018-11-20T23:44:28.430723522</dc:date>
    <meta:editing-duration>PT10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12" meta:character-count="692" meta:non-whitespace-character-count="598"/>
  </office:meta>
</office:document-meta>
</file>